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e3fbe" draw:opacity="76%" draw:textarea-horizontal-align="justify" draw:textarea-vertical-align="middle" draw:auto-grow-height="false" fo:min-height="8.135cm" fo:min-width="22.995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513cm" fo:min-width="20.408cm"/>
    </style:style>
    <style:style style:name="gr3" style:family="graphic" style:parent-style-name="standard">
      <style:graphic-properties svg:stroke-color="#000000" draw:fill-color="#008000" draw:textarea-horizontal-align="justify" draw:textarea-vertical-align="middle" draw:auto-grow-height="false" fo:min-height="1.909cm" fo:min-width="20.382cm"/>
    </style:style>
    <style:style style:name="gr4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20.328cm"/>
    </style:style>
    <style:style style:name="gr5" style:family="graphic" style:parent-style-name="standard">
      <style:graphic-properties svg:stroke-color="#000000" draw:fill-color="#d22b2b" draw:textarea-horizontal-align="justify" draw:textarea-vertical-align="middle" draw:auto-grow-height="false" fo:min-height="1.912cm" fo:min-width="5.446cm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2.038cm" fo:min-width="5.469cm"/>
    </style:style>
    <style:style style:name="gr7" style:family="graphic" style:parent-style-name="standard">
      <style:graphic-properties svg:stroke-color="#000000" draw:fill-color="#7e3fbe" draw:textarea-horizontal-align="justify" draw:textarea-vertical-align="middle" draw:auto-grow-height="false" fo:min-height="1.912cm" fo:min-width="5.446cm"/>
    </style:style>
    <style:style style:name="gr8" style:family="graphic" style:parent-style-name="standard">
      <style:graphic-properties svg:stroke-color="#000000" draw:fill-color="#808080" draw:textarea-horizontal-align="justify" draw:textarea-vertical-align="middle" draw:auto-grow-height="false" fo:min-height="2.038cm" fo:min-width="20.328cm"/>
    </style:style>
    <style:style style:name="gr9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fill-color="#7e3fbe" draw:opacity="7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8000"/>
      <style:paragraph-properties fo:text-align="center"/>
    </style:style>
    <style:style style:name="P4" style:family="paragraph">
      <loext:graphic-properties draw:fill-color="#d22b2b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7e3fbe"/>
      <style:paragraph-properties fo:text-align="center"/>
    </style:style>
    <style:style style:name="P7" style:family="paragraph">
      <style:text-properties fo:color="#ffffff" fo:font-size="20pt" style:font-size-asian="20pt" style:font-size-complex="20pt"/>
    </style:style>
    <style:style style:name="P8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T1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3.495cm" svg:height="8.385cm" svg:x="2.223cm" svg:y="3.579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20.908cm" svg:height="1.763cm" svg:x="4.382cm" svg:y="1.565cm">
            <text:p text:style-name="P2">Application &amp; Services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0.882cm" svg:height="2.159cm" svg:x="4.382cm" svg:y="4.079cm">
            <text:p text:style-name="P2">System Services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0.828cm" svg:height="2.162cm" svg:x="4.382cm" svg:y="6.671cm">
            <text:p text:style-name="P2">Orchestration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5" draw:text-style-name="P4" draw:layer="layout" svg:width="5.946cm" svg:height="2.162cm" svg:x="4.405cm" svg:y="9.371cm">
              <text:p text:style-name="P2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5.969cm" svg:height="2.288cm" svg:x="4.382cm" svg:y="14.937cm">
              <text:p text:style-name="P2">Machine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46cm" svg:height="2.162cm" svg:x="4.405cm" svg:y="12.155cm">
              <text:p text:style-name="P2">O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4" draw:layer="layout" svg:width="5.946cm" svg:height="2.162cm" svg:x="11.857cm" svg:y="9.371cm">
              <text:p text:style-name="P2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5.969cm" svg:height="2.288cm" svg:x="11.834cm" svg:y="14.937cm">
              <text:p text:style-name="P2">Machine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46cm" svg:height="2.162cm" svg:x="11.857cm" svg:y="12.155cm">
              <text:p text:style-name="P2">O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5" draw:layer="layout" svg:width="20.828cm" svg:height="2.288cm" svg:x="4.382cm" svg:y="17.737cm">
            <text:p text:style-name="P2">Infrastructure</text:p>
            <draw:enhanced-geometry svg:viewBox="0 0 21600 21600" draw:type="rectangle" draw:enhanced-path="M 0 0 L 21600 0 21600 21600 0 21600 0 0 Z N"/>
          </draw:custom-shape>
          <draw:g>
            <draw:custom-shape draw:style-name="gr5" draw:text-style-name="P4" draw:layer="layout" svg:width="5.946cm" svg:height="2.162cm" svg:x="19.305cm" svg:y="9.371cm">
              <text:p text:style-name="P2">Container Runtime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5" draw:layer="layout" svg:width="5.969cm" svg:height="2.288cm" svg:x="19.282cm" svg:y="14.937cm">
              <text:p text:style-name="P2">Machine</text:p>
              <draw:enhanced-geometry svg:viewBox="0 0 21600 21600" draw:type="rectangle" draw:enhanced-path="M 0 0 L 21600 0 21600 21600 0 21600 0 0 Z N"/>
            </draw:custom-shape>
            <draw:custom-shape draw:style-name="gr7" draw:text-style-name="P6" draw:layer="layout" svg:width="5.946cm" svg:height="2.162cm" svg:x="19.305cm" svg:y="12.155cm">
              <text:p text:style-name="P2">OS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" draw:text-style-name="P8" draw:layer="layout" svg:width="5.205cm" svg:height="1.825cm" draw:transform="rotate (1.5707963267949) translate (2.776cm 10.374cm)">
            <draw:text-box>
              <text:p text:style-name="P7"><text:span text:style-name="T1">Distributed O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6:03:47.723016355</meta:creation-date>
    <dc:date>2017-06-13T16:17:39.474801786</dc:date>
    <meta:editing-duration>PT13M41S</meta:editing-duration>
    <meta:editing-cycles>11</meta:editing-cycles>
    <meta:generator>LibreOffice/5.3.3.2$Linux_X86_64 LibreOffice_project/30m0$Build-2</meta:generator>
    <meta:document-statistic meta:object-count="19"/>
  </office:meta>
</office:document-meta>
</file>